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UMMONS TO HEAVEN (4: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SUMMONS TO HEAVEN (4: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vision (4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voice (4:1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REVELATION 4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SUMMONS TO HEAVEN (4:1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SIGHTS IN HEAVEN (4:2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SIGHTS IN HEAVEN (4:2-8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John sees someone seated on a throne (4:2-3a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John sees an emerald rainbow above the throne (4:3b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John sees many creatures surrounding the throne (4:4, 5b, 6b-8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John sees many creatures surrounding the throne (4:4, 5b, 6b-8).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wenty-four elders (4:4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Seven spirits of God (4:5b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Four living creatures (4:6b-8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-title-Title-Slide" presentation:presentation-page-layout-name="Master1-PPL1" draw:id="Slide-261">
        <draw:frame draw:id="id93" presentation:style-name="a510" draw:name="Title 1" svg:x="1.38in" svg:y="0.83in" svg:width="10.3in" svg:height="4.42in" presentation:class="title" presentation:placeholder="false">
          <draw:text-box>
            <text:p text:style-name="a509" text:class-names="" text:cond-style-name=""><text:span text:style-name="a507" text:class-names=""><text:s text:c="1"/>Four living creatures (4:6b-8)<text:s text:c="1"/></text:span><text:span text:style-name="a508" text:class-names=""/></text:p>
          </draw:text-box>
          <svg:title/>
          <svg:desc/>
        </draw:frame>
        <draw:frame draw:id="id94" presentation:style-name="a515" draw:name="Subtitle 2" svg:x="1.38in" svg:y="5.25in" svg:width="10.3in" svg:height="1.85in" presentation:class="subtitle" presentation:placeholder="false">
          <draw:text-box>
            <text:p text:style-name="a512" text:class-names="" text:cond-style-name=""><text:span text:style-name="a511" text:class-names=""><text:s text:c="1"/>Their description (4:6b-8a)<text:s text:c="1"/></text:span></text:p>
            <text:p text:style-name="a514" text:class-names="" text:cond-style-name=""><text:span text:style-name="a513" text:class-names=""/></text:p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ir description (4:6b-8a)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y are covered with eyes (4:6b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first has the appearance of a lion; the second, an ox; the third, a man; and the fourth, a flying eagle (4:7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Each has six wings (4:8a).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<text:s text:c="1"/>Four living creatures (4:6b-8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ir description (4:6b-8a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ir duties (4:8b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John sees many creatures surrounding the throne (4:4, 5b, 6b-8).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wenty-four elders (4:4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Seven spirits of God (4:5b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Four living creatures (4:6b-8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SIGHTS IN HEAVEN (4:2-8)<text:s text:c="1"/></text:span><text:span text:style-name="a569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John sees someone seated on a throne (4:2-3a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John sees an emerald rainbow above the throne (4:3b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John sees many creatures surrounding the throne (4:4, 5b, 6b-8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John sees a crystal sea of glass in front of the throne (4:6a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John sees a storm developing from the throne (4:5a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REVELATION 4</text:span><text:span text:style-name="a593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THE SUMMONS TO HEAVEN (4:1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SIGHTS IN HEAVEN (4:2-8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SONG OF HEAVEN (4:9-11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THE SONG OF HEAVEN (4:9-11)<text:s text:c="1"/></text:span><text:span text:style-name="a611" text:class-names=""/></text:p>
          </draw:text-box>
          <svg:title/>
          <svg:desc/>
        </draw:frame>
        <draw:frame draw:id="id106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singers (4:9-10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song (4:11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3" draw:style-name="a624" draw:master-page-name="Master1-Layout12-tx-Title-and-Text" presentation:presentation-page-layout-name="Master1-PPL12" draw:id="Slide-268">
        <draw:frame draw:id="id107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REVELATION 4</text:span><text:span text:style-name="a626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THE SUMMONS TO HEAVEN (4: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THE SIGHTS IN HEAVEN (4:2-8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THE SONG OF HEAVEN (4:9-11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4</dc:title>
    <meta:initial-creator>David STRICKLAND</meta:initial-creator>
    <dc:creator>David STRICKLAND</dc:creator>
    <meta:creation-date>2020-02-22T17:40:23Z</meta:creation-date>
    <dc:date>2020-02-22T17:40:24Z</dc:date>
    <meta:template xlink:href="BibleStudy" xlink:type="simple"/>
    <meta:editing-cycles>1</meta:editing-cycles>
    <meta:editing-duration>PT0S</meta:editing-duration>
    <meta:document-statistic meta:paragraph-count="46" meta:word-count="386"/>
  </office:meta>
</office:document-meta>
</file>